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5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66pt" fo:font-style="italic" style:font-size-asian="66pt" style:font-style-asian="italic" style:font-size-complex="66pt" style:font-style-complex="italic"/>
    </style:style>
    <style:style style:name="P3" style:family="paragraph">
      <style:text-properties fo:font-size="54pt" style:font-size-asian="18pt" style:font-size-complex="18pt"/>
    </style:style>
    <style:style style:name="T1" style:family="text">
      <style:text-properties fo:font-family="'Times New Roman'" style:font-family-generic="roman" style:font-pitch="variable" fo:font-size="66pt" fo:font-style="italic" style:font-size-asian="66pt" style:font-style-asian="italic" style:font-size-complex="6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034cm" svg:height="2.156cm" svg:x="2.988cm" svg:y="1.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132cm" svg:height="2.156cm" svg:x="2.939cm" svg:y="5.9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01cm" svg:height="0.392cm" svg:x="16.071cm" svg:y="2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01cm" svg:height="0.392cm" svg:x="16.121cm" svg:y="6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96cm" svg:height="4.312cm" svg:x="18.521cm" svg:y="2.89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532cm" svg:height="1.183cm" svg:x="17.198cm" svg:y="4.43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3.154cm" svg:height="3.154cm" svg:x="16.999cm" svg:y="3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366cm" svg:height="2.366cm" svg:x="17.393cm" svg:y="3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1.939cm" svg:height="2.107cm" svg:x="1cm" svg:y="2.009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39cm" svg:height="2.107cm" svg:x="1cm" svg:y="6.02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3.879cm" svg:height="0.646cm" svg:x="3.519cm" svg:y="2.77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1.939cm" svg:height="1.94cm" svg:x="4.166cm" svg:y="2.1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293cm" svg:height="1.293cm" svg:x="4.489cm" svg:y="2.456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1.423cm" svg:height="0.984cm" svg:x="4.505cm" svg:y="2.759cm">
            <draw:text-box>
              <text:p>× 2</text:p>
            </draw:text-box>
          </draw:frame>
        </draw:g>
        <draw:custom-shape draw:style-name="gr1" draw:text-style-name="P1" draw:layer="layout" svg:width="13.034cm" svg:height="2.156cm" svg:x="2.988cm" svg:y="10.9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132cm" svg:height="2.156cm" svg:x="2.939cm" svg:y="14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01cm" svg:height="0.392cm" svg:x="16.071cm" svg:y="11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01cm" svg:height="0.392cm" svg:x="16.121cm" svg:y="15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96cm" svg:height="4.312cm" svg:x="18.521cm" svg:y="11.90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532cm" svg:height="1.183cm" svg:x="17.198cm" svg:y="13.44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3.154cm" svg:height="3.154cm" svg:x="16.999cm" svg:y="1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366cm" svg:height="2.366cm" svg:x="17.393cm" svg:y="12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1.939cm" svg:height="2.107cm" svg:x="1cm" svg:y="11.02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39cm" svg:height="2.107cm" svg:x="1cm" svg:y="15.044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3.879cm" svg:height="0.646cm" svg:x="3.372cm" svg:y="6.84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1.939cm" svg:height="1.94cm" svg:x="4.019cm" svg:y="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293cm" svg:height="1.293cm" svg:x="4.342cm" svg:y="6.524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1.423cm" svg:height="0.984cm" svg:x="4.358cm" svg:y="6.827cm">
            <draw:text-box>
              <text:p>+ 3</text:p>
            </draw:text-box>
          </draw:frame>
        </draw:g>
        <draw:custom-shape draw:style-name="gr1" draw:text-style-name="P1" draw:layer="layout" svg:width="2.401cm" svg:height="0.392cm" svg:x="21.609cm" svg:y="4.8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01cm" svg:height="0.392cm" svg:x="21.61cm" svg:y="13.8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41cm" svg:height="9.26cm" svg:x="23.763cm" svg:y="4.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532cm" svg:height="1.183cm" svg:x="23.03cm" svg:y="8.69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3.154cm" svg:height="3.154cm" svg:x="22.831cm" svg:y="7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366cm" svg:height="2.366cm" svg:x="23.225cm" svg:y="8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" draw:layer="layout" svg:width="1.613cm" svg:height="2.44cm" svg:x="17.791cm" svg:y="3.952cm">
          <draw:text-box>
            <text:p text:style-name="P3">×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9-01-30T19:40:45</meta:creation-date>
    <dc:date>2019-01-30T19:47:26</dc:date>
    <meta:editing-duration>PT00H06M43S</meta:editing-duration>
    <meta:editing-cycles>1</meta:editing-cycles>
    <meta:document-statistic meta:object-count="40"/>
    <meta:generator>NeoOffice/3.4$Unix OpenOffice.org_project/Patch 0</meta:generator>
  </office:meta>
</office:document-meta>
</file>